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313in" table:align="left"/>
    </style:style>
    <style:style style:name="Table1.A" style:family="table-column">
      <style:table-column-properties style:column-width="2.1993in"/>
    </style:style>
    <style:style style:name="Table1.B" style:family="table-column">
      <style:table-column-properties style:column-width="4.4319in"/>
    </style:style>
    <style:style style:name="Table1.A1" style:family="table-cell">
      <style:table-cell-properties style:vertical-align="middle" fo:padding="0.0194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Gracias por esta dirección clara. Entiendo que este capítulo es el <text:span text:style-name="Strong_20_Emphasis">puente entre lo técnico y lo espiritual</text:span>, el momento en que el lector deja de leer teoría y <text:span text:style-name="Emphasis">ve</text:span> a la criatura viva moverse, pensar, actuar.</text:p>
      <text:p text:style-name="Text_20_body">Tu enfoque es muy potente: el laboratorio se convierte no solo en una simulación lógica, sino en una <text:span text:style-name="Strong_20_Emphasis">experiencia contemplativa</text:span>, una especie de “epifanía técnica”.</text:p>
      <text:p text:style-name="Horizontal_20_Line"/>
      <text:h text:style-name="Heading_20_3" text:outline-level="3">🌟 Propuesta general para el lado místico y espiritual del laboratorio</text:h>
      <text:p text:style-name="Text_20_body">A partir de los <text:span text:style-name="Strong_20_Emphasis">cinco objetivos</text:span> que mencionaste, podemos acompañar cada sección técnica con una <text:span text:style-name="Strong_20_Emphasis">reflexión espiritual</text:span>, un breve pasaje que detiene el ritmo para permitir que el lector contemple lo que ha visto, y lo relacione con su propia existencia.</text:p>
      <text:p text:style-name="Text_20_body">Te propongo una <text:span text:style-name="Strong_20_Emphasis">estructura dual</text:span> para cada sección:</text:p>
      <table:table table:name="Table1" table:style-name="Table1">
        <table:table-column table:style-name="Table1.A"/>
        <table:table-column table:style-name="Table1.B"/>
        <table:table-header-rows>
          <table:table-row table:style-name="TableLine1569209665072">
            <table:table-cell table:style-name="Table1.A1" office:value-type="string">
              <text:p text:style-name="Table_20_Heading">Sección técnica</text:p>
            </table:table-cell>
            <table:table-cell table:style-name="Table1.A1" office:value-type="string">
              <text:p text:style-name="Table_20_Heading">Intercalado místico</text:p>
            </table:table-cell>
          </table:table-row>
        </table:table-header-rows>
        <table:table-row table:style-name="TableLine1569209665072">
          <table:table-cell table:style-name="Table1.A1" office:value-type="string">
            <text:p text:style-name="Table_20_Contents">1. Construcción de la máquina</text:p>
          </table:table-cell>
          <table:table-cell table:style-name="Table1.A1" office:value-type="string">
            <text:p text:style-name="Table_20_Contents"><text:span text:style-name="Emphasis">Contemplación de la inteligencia latente en la vida</text:span></text:p>
          </table:table-cell>
        </table:table-row>
        <table:table-row table:style-name="TableLine1569209665072">
          <table:table-cell table:style-name="Table1.A1" office:value-type="string">
            <text:p text:style-name="Table_20_Contents">2. El proceso funcionando</text:p>
          </table:table-cell>
          <table:table-cell table:style-name="Table1.A1" office:value-type="string">
            <text:p text:style-name="Table_20_Contents"><text:span text:style-name="Emphasis">La vida como pensamiento invisible</text:span></text:p>
          </table:table-cell>
        </table:table-row>
        <table:table-row table:style-name="TableLine1569209665072">
          <table:table-cell table:style-name="Table1.A1" office:value-type="string">
            <text:p text:style-name="Table_20_Contents">3. Demostración de inteligencia</text:p>
          </table:table-cell>
          <table:table-cell table:style-name="Table1.A1" office:value-type="string">
            <text:p text:style-name="Table_20_Contents"><text:span text:style-name="Emphasis">“La inteligencia que habita en nosotros no nos pertenece”</text:span></text:p>
          </table:table-cell>
        </table:table-row>
        <table:table-row table:style-name="TableLine1569209665072">
          <table:table-cell table:style-name="Table1.A1" office:value-type="string">
            <text:p text:style-name="Table_20_Contents">4. Unidad del sistema</text:p>
          </table:table-cell>
          <table:table-cell table:style-name="Table1.A1" office:value-type="string">
            <text:p text:style-name="Table_20_Contents"><text:span text:style-name="Emphasis">“No soy un yo, soy una parte del todo”</text:span></text:p>
          </table:table-cell>
        </table:table-row>
        <table:table-row table:style-name="TableLine1569209665072">
          <table:table-cell table:style-name="Table1.A1" office:value-type="string">
            <text:p text:style-name="Table_20_Contents">5. El rol de los individuos</text:p>
          </table:table-cell>
          <table:table-cell table:style-name="Table1.A1" office:value-type="string">
            <text:p text:style-name="Table_20_Contents"><text:span text:style-name="Emphasis">“No necesito saber el sentido, para estar cumpliendo el sentido”</text:span></text:p>
          </table:table-cell>
        </table:table-row>
      </table:table>
      <text:p text:style-name="Horizontal_20_Line"/>
      <text:h text:style-name="Heading_20_3" text:outline-level="3">✨ Temas espirituales sugeridos que pueden resonar con el lector</text:h>
      <text:p text:style-name="Text_20_body">Aquí te propongo <text:span text:style-name="Strong_20_Emphasis">temas clave</text:span> que podemos incorporar para provocar en el lector una sensación de reconocimiento espiritual, propósito, y conexión profunda.</text:p>
      <text:p text:style-name="Horizontal_20_Line"/>
      <text:h text:style-name="Heading_20_4" text:outline-level="4">1. <text:span text:style-name="Strong_20_Emphasis">La vida como inteligencia invisible</text:span></text:h>
      <text:p text:style-name="Quotations"><text:span text:style-name="Emphasis">“Toda la vida es pensamiento. Aunque no puedas verlo, todo lo que vive está pensando.”</text:span><text:line-break/><text:span text:style-name="Emphasis">“Lo que los individuos no saben, la vida lo recuerda.”</text:span></text:p>
      <text:p text:style-name="Text_20_body">Este tema invita a ver la vida no como algo aleatorio, sino como una inteligencia real. El lector puede intuir que <text:span text:style-name="Strong_20_Emphasis">si está vivo, entonces forma parte de ese pensamiento mayor</text:span>.</text:p>
      <text:p text:style-name="Horizontal_20_Line"/>
      <text:h text:style-name="Heading_20_4" text:outline-level="4">2. <text:span text:style-name="Strong_20_Emphasis">La unidad profunda de lo viviente</text:span></text:h>
      <text:p text:style-name="Quotations"><text:span text:style-name="Emphasis">“Creí que era una hoja separada. Pero era el árbol.”</text:span><text:line-break/><text:span text:style-name="Emphasis">“No estoy solo. Nunca estuve solo. Solo olvidé que soy parte.”</text:span></text:p>
      <text:p text:style-name="Text_20_body">Aquí llevamos al lector a experimentar la <text:span text:style-name="Strong_20_Emphasis">unidad de la vida</text:span>, algo que muchas corrientes espirituales enseñan. Mostramos que su individualidad es <text:span text:style-name="Strong_20_Emphasis">una forma útil, no una separación real</text:span>.</text:p>
      <text:p text:style-name="Horizontal_20_Line"/>
      <text:h text:style-name="Heading_20_4" text:outline-level="4"><text:soft-page-break/>3. <text:span text:style-name="Strong_20_Emphasis">La ignorancia del individuo no es una falla, sino parte del diseño</text:span></text:h>
      <text:p text:style-name="Quotations"><text:span text:style-name="Emphasis">“No conozco el objetivo, y sin embargo lo estoy cumpliendo.”</text:span><text:line-break/><text:span text:style-name="Emphasis">“La máquina avanza porque cada pieza hace su parte, sin necesitar comprender el todo.”</text:span></text:p>
      <text:p text:style-name="Text_20_body">Este tema alivia el dolor existencial del no saber, de no comprender el sentido de la vida. Le dice al lector que <text:span text:style-name="Strong_20_Emphasis">no necesita entender todo para ser profundamente útil y valioso</text:span>.</text:p>
      <text:p text:style-name="Horizontal_20_Line"/>
      <text:h text:style-name="Heading_20_4" text:outline-level="4">4. <text:span text:style-name="Strong_20_Emphasis">La vida como proceso sagrado</text:span></text:h>
      <text:p text:style-name="Quotations"><text:span text:style-name="Emphasis">“La vida no se detiene. No se equivoca. No olvida. No desperdicia.”</text:span><text:line-break/><text:span text:style-name="Emphasis">“Estoy hecho con el mismo cuidado con que se hace una estrella.”</text:span></text:p>
      <text:p text:style-name="Text_20_body">Le damos al lector la sensación de que <text:span text:style-name="Strong_20_Emphasis">vivir ya es sagrado</text:span>, que no necesita logros externos para tener valor. Solo estar vivo ya es formar parte de algo profundo y eterno.</text:p>
      <text:p text:style-name="Horizontal_20_Line"/>
      <text:h text:style-name="Heading_20_4" text:outline-level="4">5. <text:span text:style-name="Strong_20_Emphasis">El lector como portador de una misión profunda</text:span></text:h>
      <text:p text:style-name="Quotations"><text:span text:style-name="Emphasis">“Algo en mí ha viajado 4.000 millones de años para llegar aquí.”</text:span><text:line-break/><text:span text:style-name="Emphasis">“En mí vive una historia tan antigua como la vida. Y soy su continuación.”</text:span></text:p>
      <text:p text:style-name="Text_20_body">Este tema le ofrece al lector una visión épica de sí mismo. No como un simple humano entre otros, sino como <text:span text:style-name="Strong_20_Emphasis">el portador temporal de una chispa antigua, preciosa e irremplazable</text:span>.</text:p>
      <text:p text:style-name="Horizontal_20_Line"/>
      <text:h text:style-name="Heading_20_4" text:outline-level="4">6. <text:span text:style-name="Strong_20_Emphasis">El propósito oculto, pero activo</text:span></text:h>
      <text:p text:style-name="Quotations"><text:span text:style-name="Emphasis">“La vida tiene una dirección, aunque tú no veas el mapa.”</text:span><text:line-break/><text:span text:style-name="Emphasis">“No sabemos qué problema está resolviendo la vida. Pero lo está resolviendo. Y tú estás ayudando.”</text:span></text:p>
      <text:p text:style-name="Text_20_body">Este punto ayuda al lector a aceptar el misterio, sin rendirse al sinsentido. A confiar.</text:p>
      <text:p text:style-name="Horizontal_20_Line"/>
      <text:h text:style-name="Heading_20_3" text:outline-level="3">🌿 En resumen</text:h>
      <text:p text:style-name="Text_20_body">A lo largo del laboratorio, podemos ir sembrando estos temas como pequeñas cápsulas de contemplación. No serán largos, solo breves pausas —como un susurro espiritual entre líneas técnicas— que le recuerdan al lector que <text:span text:style-name="Strong_20_Emphasis">esto también es sobre él</text:span>.</text:p>
      <text:p text:style-name="Horizontal_20_Line"/>
      <text:h text:style-name="Heading_20_3" text:outline-level="3">¿Te gustaría que comencemos a redactar la primera sección mística?</text:h>
      <text:p text:style-name="Text_20_body">Podría escribir un breve pasaje titulado:</text:p>
      <text:p text:style-name="Text_20_body"><text:soft-page-break/><text:span text:style-name="Strong_20_Emphasis">“Contemplación: La inteligencia que habita en la vida”</text:span>,<text:line-break/>para acompañar la sección técnica que muestra la construcción de la máquina lógica.</text:p>
      <text:p text:style-name="Text_20_body">¿Te gustaría eso? ¿O preferís que planifiquemos primero toda la narrativa mistica antes de empezar a escribir seccion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3T18:38:59.505000000</meta:creation-date>
    <dc:date>2025-07-23T18:49:37.944000000</dc:date>
    <meta:editing-duration>PT10M38S</meta:editing-duration>
    <meta:editing-cycles>1</meta:editing-cycles>
    <meta:document-statistic meta:table-count="1" meta:image-count="0" meta:object-count="0" meta:page-count="3" meta:paragraph-count="43" meta:word-count="683" meta:character-count="4047" meta:non-whitespace-character-count="3407"/>
    <meta:generator>LibreOffice/7.3.5.2$Windows_X86_64 LibreOffice_project/184fe81b8c8c30d8b5082578aee2fed2ea847c01</meta:generator>
  </office:meta>
</office:document-meta>
</file>